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Cambria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2">
      <style:paragraph-properties fo:margin-top="0cm" fo:margin-bottom="0cm" fo:text-align="start" style:justify-single-word="false" fo:orphans="2" fo:widows="2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373d49" style:font-name="Georgia" fo:font-size="10.5pt" fo:letter-spacing="normal" fo:font-style="normal" fo:font-weight="bold"/>
    </style:style>
    <style:style style:name="T2" style:family="text">
      <style:text-properties fo:font-variant="normal" fo:text-transform="none" fo:color="#373d49" style:font-name="Georgia" fo:font-size="10.5pt" fo:letter-spacing="normal" fo:font-style="normal" fo:font-weight="normal"/>
    </style:style>
    <style:style style:name="T3" style:family="text">
      <style:text-properties fo:font-variant="normal" fo:text-transform="none" fo:color="#373d49" style:font-name="Georgia" fo:font-size="10.5pt" fo:letter-spacing="normal" fo:font-style="normal" style:text-underline-style="solid" style:text-underline-width="auto" style:text-underline-color="font-color" fo:font-weight="normal" fo:background-color="#ffffff"/>
    </style:style>
    <style:style style:name="T4" style:family="text">
      <style:text-properties fo:font-variant="normal" fo:text-transform="none" fo:color="#373d49" style:font-name="Georgia" fo:font-size="10.5pt" fo:letter-spacing="normal" fo:font-style="normal" style:text-underline-style="none" fo:font-weight="normal" fo:background-color="#ffffff"/>
    </style:style>
    <style:style style:name="T5" style:family="text">
      <style:text-properties fo:font-variant="normal" fo:text-transform="none" fo:color="#373d49" fo:letter-spacing="normal"/>
    </style:style>
    <style:style style:name="T6" style:family="text">
      <style:text-properties fo:font-variant="normal" fo:text-transform="none" fo:color="#373d49" style:font-name="Times New Roman" fo:font-size="10.5pt" fo:letter-spacing="normal" fo:font-style="normal" fo:font-weight="bold"/>
    </style:style>
    <style:style style:name="T7" style:family="text">
      <style:text-properties fo:font-variant="normal" fo:text-transform="none" fo:color="#373d49" style:font-name="Times New Roman" fo:font-size="10.5pt" fo:letter-spacing="normal" fo:font-style="normal" fo:font-weight="normal"/>
    </style:style>
    <style:style style:name="T8" style:family="text">
      <style:text-properties fo:font-variant="normal" fo:text-transform="none" style:font-name="Times New Roman" fo:font-size="10.5pt" fo:letter-spacing="normal" fo:font-style="normal" fo:font-weight="bold"/>
    </style:style>
    <style:style style:name="T9" style:family="text">
      <style:text-properties fo:font-variant="normal" fo:text-transform="none" style:font-name="Times New Roman" fo:font-size="10.5pt" fo:letter-spacing="normal" fo:font-style="normal" fo:font-weight="normal"/>
    </style:style>
    <style:style style:name="T10" style:family="text">
      <style:text-properties fo:font-variant="normal" fo:text-transform="none" style:use-window-font-color="true" style:font-name="Times New Roman" fo:font-size="10.5pt" fo:letter-spacing="normal" fo:font-style="normal" fo:font-weight="bold"/>
    </style:style>
    <style:style style:name="T11" style:family="text">
      <style:text-properties fo:font-variant="normal" fo:text-transform="none" style:use-window-font-color="true" style:font-name="Times New Roman" fo:font-size="10.5pt" fo:letter-spacing="normal" fo:font-style="normal" fo:font-weight="normal"/>
    </style:style>
    <style:style style:name="T12" style:family="text">
      <style:text-properties fo:font-variant="normal" fo:text-transform="none" style:use-window-font-color="true" style:font-name="Times New Roman" fo:font-size="10.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a0aabf" style:font-name="Georgia" fo:font-size="10.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a0aabf" style:font-name="Georgia" fo:font-size="10.5pt" fo:letter-spacing="normal" fo:font-style="normal" style:text-underline-style="solid" style:text-underline-width="auto" style:text-underline-color="font-color" fo:font-weight="normal" fo:background-color="#fff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Times New Roman"/>
    </style:style>
    <style:style style:name="T20" style:family="text">
      <style:text-properties style:use-window-font-color="true" style:font-name="Times New Roman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19">12:26 </text:span><text:span text:style-name="T20">Buscador:</text:span><text:span text:style-name="T19"> Google </text:span><text:span text:style-name="Strong_20_Emphasis"><text:span text:style-name="T10">Búsqueda: </text:span></text:span><text:span text:style-name="T11">Sistemas de Recomendación</text:span><text:span text:style-name="T18"> </text:span></text:p>
          </table:table-cell>
        </table:table-row>
        <table:table-row>
          <table:table-cell table:style-name="Tabla1.A2" office:value-type="string">
            <text:p text:style-name="P3">Tiempo: X minutos Web: <text:a xlink:type="simple" xlink:href="https://es.wikipedia.org/wiki/Sistema_de_recomendación" text:style-name="Internet_20_link" text:visited-style-name="Visited_20_Internet_20_Link"><text:span text:style-name="T14">https://es.wikipedia.org/wiki/Sistema_de_recomendación</text:span></text:a></text:p>
            <text:p text:style-name="P3"><text:span text:style-name="T4">Conocimiento: Definición del concepto.</text:span></text:p>
          </table:table-cell>
        </table:table-row>
        <table:table-row>
          <table:table-cell table:style-name="Tabla1.A2" office:value-type="string">
            <text:p text:style-name="P1"><text:span text:style-name="T2">Tiempo: X minutos Web: </text:span><text:a xlink:type="simple" xlink:href="https://es.wikipedia.org/wiki/Sistema_de_filtrado_de_información" text:style-name="Internet_20_link" text:visited-style-name="Visited_20_Internet_20_Link"><text:span text:style-name="T13">https://es.wikipedia.org/wiki/Sistema_de_filtrado_de_información</text:span></text:a><text:span text:style-name="T2"> Conocimiento: Definición del concepto.</text:span></text:p>
          </table:table-cell>
        </table:table-row>
        <table:table-row>
          <table:table-cell table:style-name="Tabla1.A2" office:value-type="string">
            <text:list xml:id="list3897833836037335677" text:style-name="L2">
              <text:list-header>
                <text:p text:style-name="P2"><text:span text:style-name="T2">Web:</text:span><text:a xlink:type="simple" xlink:href="https://www.upf.edu/hipertextnet/numero-2/recomendacion.html" text:style-name="Internet_20_link" text:visited-style-name="Visited_20_Internet_20_Link"><text:span text:style-name="T13">https://www.upf.edu/hipertextnet/numero-2/recomendacion.html</text:span></text:a><text:span text:style-name="T2"> Tiempo: X minutos Conocimiento: Definición del concepto, Estructura de los SR, Ejemplos de SR.</text:span></text:p>
              </text:list-header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3">Web: http://jarroba.com/que-son-los-sistemas-de-recomendacion/ Tiempo: X minutos Conocimiento: Definición del concepto, Tipos de SR.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Google </text:span><text:span text:style-name="Strong_20_Emphasis"><text:span text:style-name="T10">Búsqueda: </text:span></text:span><text:span text:style-name="Strong_20_Emphasis"><text:span text:style-name="T11">Estructura sistemas de recomendación</text:span></text:span></text:p>
          </table:table-cell>
        </table:table-row>
        <table:table-row>
          <table:table-cell table:style-name="Tabla1.A2" office:value-type="string">
            <text:p text:style-name="P3">http://decsai.ugr.es/~lci/proceedings-pdf/compumat07.pdf. Tiempo: X minutos Conocimiento: Modelado de un SR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Bing </text:span><text:span text:style-name="Strong_20_Emphasis"><text:span text:style-name="T10">Búsqueda: </text:span></text:span><text:span text:style-name="Strong_20_Emphasis"><text:span text:style-name="T11">Estructura sistema recomendación</text:span></text:span></text:p>
          </table:table-cell>
        </table:table-row>
        <table:table-row>
          <table:table-cell table:style-name="Tabla1.A2" office:value-type="string">
            <text:p text:style-name="P3">Web: https://es.wikipedia.org/wiki/Sistema_de_recomendación Tiempo: X minutos Conocimiento: Concepto.</text:p>
          </table:table-cell>
        </table:table-row>
        <table:table-row>
          <table:table-cell table:style-name="Tabla1.A2" office:value-type="string">
            <text:p text:style-name="P3">Web: https://www.upf.edu/hipertextnet/numero-6/recomendacion.html Tiempo: X minutos Conocimiento: Concepto.</text:p>
          </table:table-cell>
        </table:table-row>
        <table:table-row>
          <table:table-cell table:style-name="Tabla1.A2" office:value-type="string">
            <text:p text:style-name="P3">Web: https://www.researchgate.net/publication/237680987_USO_DE_CONOCIMIENTO_ESTRUCTURADO_EN_UN_SISTEMA_DE_RECOMENDACION_BASADO_EN_CONTENIDO1 Tiempo: X minutos Conocimiento: Concepto.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Google </text:span><text:span text:style-name="Strong_20_Emphasis"><text:span text:style-name="T10">Búsqueda: </text:span></text:span><text:span text:style-name="Strong_20_Emphasis"><text:span text:style-name="T11">Recommender system</text:span></text:span></text:p>
          </table:table-cell>
        </table:table-row>
        <table:table-row>
          <table:table-cell table:style-name="Tabla1.A2" office:value-type="string">
            <text:p text:style-name="P3">Web: https://en.wikipedia.org/wiki/Recommender_system Tiempo: X minutos Conocimiento: Modelado de un SR </text:p>
          </table:table-cell>
        </table:table-row>
        <table:table-row>
          <table:table-cell table:style-name="Tabla1.A2" office:value-type="string">
            <text:p text:style-name="P3">Web: https://es.coursera.org/learn/recommender-systems Tiempo: 0 minutos Conocimiento: Error 404 <text:s/></text:p>
          </table:table-cell>
        </table:table-row>
        <table:table-row>
          <table:table-cell table:style-name="Tabla1.A2" office:value-type="string">
            <text:p text:style-name="P3">Web: https://www.quora.com/Which-algorithms-are-used-in-recommender-systems Tiempo: X minutos Conocimiento: Algoritmos. </text:p>
          </table:table-cell>
        </table:table-row>
        <table:table-row>
          <table:table-cell table:style-name="Tabla1.A2" office:value-type="string">
            <text:p text:style-name="P3">Web: http://infolab.stanford.edu/~ullman/mmds/ch9.pdf Tiempo: X minutos Conocimiento: Algoritmos.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ext:soft-page-break/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Bing </text:span><text:span text:style-name="Strong_20_Emphasis"><text:span text:style-name="T10">Búsqueda: </text:span></text:span><text:span text:style-name="Strong_20_Emphasis"><text:span text:style-name="T11">Types of recommender system</text:span></text:span></text:p>
          </table:table-cell>
        </table:table-row>
        <table:table-row>
          <table:table-cell table:style-name="Tabla1.A2" office:value-type="string">
            <text:p text:style-name="P3">Web: https://bluepiit.com/blog/classifying-recommender-systems/ <text:s/>Tiempo: X minutos Conocimiento: Concepto.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Bing </text:span><text:span text:style-name="Strong_20_Emphasis"><text:span text:style-name="T10">Búsqueda: </text:span></text:span><text:span text:style-name="Strong_20_Emphasis"><text:span text:style-name="T12">E</text:span></text:span><text:span text:style-name="Strong_20_Emphasis"><text:span text:style-name="T11">xamples recommender system</text:span></text:span></text:p>
          </table:table-cell>
        </table:table-row>
        <table:table-row>
          <table:table-cell table:style-name="Tabla1.A2" office:value-type="string">
            <text:p text:style-name="P3">http://infolab.stanford.edu/~ullman/mmds/ch9.pdf Tiempo: X minutos Conocimiento: Concepto.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Table_20_Contents"><text:span text:style-name="T19">12:26 </text:span><text:span text:style-name="T20">Buscador:</text:span><text:span text:style-name="T19"> Yahoo! </text:span><text:span text:style-name="Strong_20_Emphasis"><text:span text:style-name="T10">Búsqueda: </text:span></text:span><text:span text:style-name="Strong_20_Emphasis"><text:span text:style-name="T11">Ejemplos sistema de recomendación</text:span></text:span></text:p>
          </table:table-cell>
        </table:table-row>
        <table:table-row>
          <table:table-cell table:style-name="Tabla1.A2" office:value-type="string">
            <text:p text:style-name="P3">Web: https://es.noticias.yahoo.com/netflix-importancia-sistemas-recomendaci%C3%B3n-063504652.html Tiempo: X minutos Conocimiento: Concepto.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Cambria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thar soto palma</meta:initial-creator>
    <meta:creation-date>2016-10-01T19:25:18.32</meta:creation-date>
    <meta:document-statistic meta:table-count="1" meta:image-count="0" meta:object-count="0" meta:page-count="2" meta:paragraph-count="23" meta:word-count="179" meta:character-count="2210"/>
    <dc:date>2016-10-01T19:45:28.98</dc:date>
    <dc:creator>lothar soto palma</dc:creator>
    <meta:editing-duration>PT3M34S</meta:editing-duration>
    <meta:editing-cycles>1</meta:editing-cycles>
    <meta:generator>OpenOffice/4.1.1$Win32 OpenOffice.org_project/411m6$Build-9775</meta:generator>
  </office:meta>
</office:document-meta>
</file>